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draw:marker-start-width="0.359cm" draw:marker-end-width="0.359cm" draw:fill="solid" draw:fill-color="#feae65" draw:textarea-horizontal-align="center" draw:textarea-vertical-align="middle" draw:auto-grow-height="false" fo:min-height="15.5cm" fo:min-width="15.25cm" fo:padding-top="0.138cm" fo:padding-bottom="0.138cm" fo:padding-left="0.263cm" fo:padding-right="0.263cm" draw:shadow="hidden"/>
    </style:style>
    <style:style style:name="gr2" style:family="graphic" style:parent-style-name="standard">
      <style:graphic-properties svg:stroke-width="0.025cm" draw:marker-start-width="0.359cm" draw:marker-end-width="0.359cm" draw:fill="solid" draw:fill-color="#e16173" draw:textarea-horizontal-align="center" draw:textarea-vertical-align="middle" draw:auto-grow-height="false" fo:min-height="15.5cm" fo:min-width="15.25cm" fo:padding-top="0.138cm" fo:padding-bottom="0.138cm" fo:padding-left="0.263cm" fo:padding-right="0.263cm" draw:shadow="hidden"/>
    </style:style>
    <style:style style:name="gr3" style:family="graphic" style:parent-style-name="standard">
      <style:graphic-properties svg:stroke-width="0.025cm" draw:marker-start-width="0.359cm" draw:marker-end-width="0.359cm" draw:fill="solid" draw:fill-color="#e6f69d" draw:textarea-horizontal-align="center" draw:textarea-vertical-align="middle" draw:auto-grow-height="false" fo:min-height="15.5cm" fo:min-width="15.25cm" fo:padding-top="0.138cm" fo:padding-bottom="0.138cm" fo:padding-left="0.263cm" fo:padding-right="0.263cm" draw:shadow="hidden"/>
    </style:style>
    <style:style style:name="gr4" style:family="graphic" style:parent-style-name="standard">
      <style:graphic-properties draw:stroke="none" svg:stroke-width="0.025cm" draw:fill-color="#3465a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width="0.025cm" draw:marker-start-width="0.359cm" draw:marker-end-width="0.359cm" draw:fill="solid" draw:fill-color="#2d87bb" draw:textarea-horizontal-align="center" draw:textarea-vertical-align="middle" draw:auto-grow-height="false" fo:min-height="15.5cm" fo:min-width="15.25cm" fo:padding-top="0.138cm" fo:padding-bottom="0.138cm" fo:padding-left="0.263cm" fo:padding-right="0.263cm" draw:shadow="hidden"/>
    </style:style>
    <style:style style:name="gr6" style:family="graphic" style:parent-style-name="standard">
      <style:graphic-properties svg:stroke-width="0.025cm" draw:marker-start-width="0.359cm" draw:marker-end-width="0.359cm" draw:fill="solid" draw:fill-color="#64c2a6" draw:textarea-horizontal-align="center" draw:textarea-vertical-align="middle" draw:auto-grow-height="false" fo:min-height="15.5cm" fo:min-width="15.25cm" fo:padding-top="0.138cm" fo:padding-bottom="0.138cm" fo:padding-left="0.263cm" fo:padding-right="0.263cm" draw:shadow="hidden"/>
    </style:style>
    <style:style style:name="gr7" style:family="graphic" style:parent-style-name="standard">
      <style:graphic-properties svg:stroke-width="0.025cm" draw:marker-start-width="0.359cm" draw:marker-end-width="0.359cm" draw:fill="solid" draw:fill-color="#64c2a6" draw:textarea-horizontal-align="justify" draw:textarea-vertical-align="middle" draw:auto-grow-height="false" fo:min-height="0.75cm" fo:min-width="0.5cm" fo:padding-top="0.138cm" fo:padding-bottom="0.138cm" fo:padding-left="0.263cm" fo:padding-right="0.263cm"/>
    </style:style>
    <style:style style:name="gr8" style:family="graphic" style:parent-style-name="standard">
      <style:graphic-properties draw:stroke="none" svg:stroke-width="0.025cm" draw:fill-color="#e16173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width="0.025cm" draw:marker-start-width="0.359cm" draw:marker-end-width="0.359cm" draw:fill="solid" draw:fill-color="#aadea7" draw:textarea-horizontal-align="center" draw:textarea-vertical-align="middle" draw:auto-grow-height="false" fo:min-height="15.5cm" fo:min-width="15.25cm" fo:padding-top="0.138cm" fo:padding-bottom="0.138cm" fo:padding-left="0.263cm" fo:padding-right="0.263cm" draw:shadow="hidden"/>
    </style:style>
    <style:style style:name="gr10" style:family="graphic" style:parent-style-name="standard">
      <style:graphic-properties svg:stroke-width="0.025cm" draw:marker-start-width="0.359cm" draw:marker-end-width="0.359cm" draw:fill="solid" draw:fill-color="#f66d44" draw:textarea-horizontal-align="center" draw:textarea-vertical-align="middle" draw:auto-grow-height="false" fo:min-height="15.5cm" fo:min-width="15.25cm" fo:padding-top="0.138cm" fo:padding-bottom="0.138cm" fo:padding-left="0.263cm" fo:padding-right="0.263cm" draw:shadow="hidden"/>
    </style:style>
    <style:style style:name="gr11" style:family="graphic" style:parent-style-name="standard">
      <style:graphic-properties draw:stroke="none" svg:stroke-width="0.025cm" draw:fill-color="#e6f69d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width="0.025cm" draw:fill-color="#ffffff" draw:textarea-horizontal-align="justify" draw:textarea-vertical-align="middle" draw:auto-grow-height="false" fo:min-height="0.654cm" fo:min-width="0.404cm" fo:padding-top="0.138cm" fo:padding-bottom="0.138cm" fo:padding-left="0.263cm" fo:padding-right="0.263cm"/>
    </style:style>
    <style:style style:name="gr13" style:family="graphic" style:parent-style-name="standard">
      <style:graphic-properties draw:stroke="none" draw:fill="solid" draw:fill-color="#ffffff" draw:textarea-horizontal-align="center" draw:textarea-vertical-align="middle" fo:min-height="6.75cm" draw:shadow="hidden"/>
      <style:paragraph-properties style:writing-mode="lr-tb"/>
    </style:style>
    <style:style style:name="gr14" style:family="graphic" style:parent-style-name="standard">
      <style:graphic-properties draw:stroke="none" draw:fill="solid" draw:fill-color="#003f5c" draw:textarea-horizontal-align="center" draw:textarea-vertical-align="middle" fo:min-height="4.353cm" draw:shadow="hidden"/>
      <style:paragraph-properties style:writing-mode="lr-tb"/>
    </style:style>
    <style:style style:name="P1" style:family="paragraph">
      <loext:graphic-properties draw:fill="solid" draw:fill-color="#feae65"/>
      <style:paragraph-properties fo:text-align="center"/>
    </style:style>
    <style:style style:name="P2" style:family="paragraph">
      <loext:graphic-properties draw:fill="solid" draw:fill-color="#e16173"/>
      <style:paragraph-properties fo:text-align="center"/>
    </style:style>
    <style:style style:name="P3" style:family="paragraph">
      <loext:graphic-properties draw:fill="solid" draw:fill-color="#e6f69d"/>
      <style:paragraph-properties fo:text-align="center"/>
    </style:style>
    <style:style style:name="P4" style:family="paragraph">
      <loext:graphic-properties draw:fill-color="#3465a4"/>
      <style:paragraph-properties fo:text-align="center"/>
    </style:style>
    <style:style style:name="P5" style:family="paragraph">
      <loext:graphic-properties draw:fill="solid" draw:fill-color="#2d87bb"/>
      <style:paragraph-properties fo:text-align="center"/>
    </style:style>
    <style:style style:name="P6" style:family="paragraph">
      <loext:graphic-properties draw:fill="solid" draw:fill-color="#64c2a6"/>
      <style:paragraph-properties fo:text-align="center"/>
    </style:style>
    <style:style style:name="P7" style:family="paragraph">
      <loext:graphic-properties draw:fill-color="#e16173"/>
      <style:paragraph-properties fo:text-align="center"/>
    </style:style>
    <style:style style:name="P8" style:family="paragraph">
      <loext:graphic-properties draw:fill="solid" draw:fill-color="#aadea7"/>
      <style:paragraph-properties fo:text-align="center"/>
    </style:style>
    <style:style style:name="P9" style:family="paragraph">
      <loext:graphic-properties draw:fill="solid" draw:fill-color="#f66d44"/>
      <style:paragraph-properties fo:text-align="center"/>
    </style:style>
    <style:style style:name="P10" style:family="paragraph">
      <loext:graphic-properties draw:fill-color="#e6f69d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solid" draw:fill-color="#ffffff"/>
      <style:paragraph-properties fo:text-align="center" style:writing-mode="lr-tb"/>
      <style:text-properties fo:color="#ffffff" loext:opacity="100%" style:text-position="0% 100%" fo:font-size="120pt" style:font-size-asian="120pt" style:font-size-complex="120pt"/>
    </style:style>
    <style:style style:name="P13" style:family="paragraph">
      <loext:graphic-properties draw:fill="solid" draw:fill-color="#003f5c"/>
      <style:paragraph-properties fo:text-align="center" style:writing-mode="lr-tb"/>
      <style:text-properties fo:color="#003f5c" loext:opacity="100%" style:text-position="0% 100%" style:font-name="Ubuntu" fo:font-size="100pt" fo:letter-spacing="-0.06cm" style:font-size-asian="100pt" style:font-size-complex="100pt"/>
    </style:style>
  </office:automatic-styles>
  <office:body>
    <office:drawing>
      <draw:page draw:name="page1" draw:style-name="dp1" draw:master-page-name="Default">
        <draw:g>
          <draw:g>
            <draw:g>
              <draw:path draw:style-name="gr1" draw:text-style-name="P1" draw:layer="layout" svg:width="2.178cm" svg:height="3.067cm" draw:transform="rotate (0.244695161129605) translate (0.0773708925025283cm 0.524895451203473cm)" svg:viewBox="0 0 2179 3068" svg:d="M632 2379c6-13 13-27 19-39 6-13 13-25 19-39 6-13 13-25 20-38s14-26 21-39c7-12 15-25 22-37 8-12 15-24 23-36s16-24 24-36c8-13 17-24 25-36s17-23 25-35c9-11 18-22 27-33 9-12 31-22 85-99 28-106 9-201-133-268-44-30-285 92-485 108-120 9-252-64-268-108-8-15 25-55 53-54 48 4 118 94 172 94 194-9 473-94 473-147-51-114-190-289-323-377-219-143-457-43-429-160 24-104 415 89 429 54 19-41-2-165 0-217 4-49 54-53 54 0 0 109 47 214 108 323 134 241 353 494 484 538 108 61 349-32 322-161-26-140 64-404 0-477-135-92-214-162-483-107-168 27-188 105-216 107-27-43-31-45-41-88 0-53 282-107 391-107 0-54-51-186-144-255-92-68-247-14-247-68 0-53 230-39 337 68 108 108 109 217 161 255 31 22 317 148 323 107 26-147-221-387-323-591-101-204-135-349-53-377 33-13 106 0 53 109-38 77 36 187 53 214 54-75 270-323 323-323 54 0 102 70 0 105-179 143-270 241-269 272-3 75 54 157 109 157 38-3 107-108 160-162 54-53 144-3 89 55-54 49-142 54-196 165-15 129 161 49 107 533-107 377 48 349 52 354 13-5 28-10 41-14 14-5 27-10 41-15 14-4 28-8 42-12 13-5 27-8 41-12 14-3 28-7 42-10s29-6 42-10c15-2 28-5 42-8 15-2 29-5 44-7 13-1 28-4 42-6 15-2 29-4 43-6 15 0 29-1 44-2 14-2 29-3 43-4 15 0 29 0 43 0 15-1 29-2 44-2 0 565 0 1129 0 1693-516-229-1031-459-1547-689z">
                <text:p/>
              </draw:path>
            </draw:g>
            <draw:g>
              <draw:path draw:style-name="gr2" draw:text-style-name="P2" draw:layer="layout" svg:width="1.854cm" svg:height="1.49cm" draw:transform="rotate (0.244346095279206) translate (1.13754327868564cm 3.4315005641091cm)" svg:viewBox="0 0 1855 1491" svg:d="M889 1391c-8-6-62-42-82-19-33 37-56 158-107 107-54-54-2-100 0-162 0-43-43-83-107-107-92-7-216 215-269 107-21-40 79-89 107-160 28-73-10-171-54-162-85-35-215 215-269 162-107-108 54-162 108-216 108-107 98-100 54-215-54-108-216 1-269-108 0-53 215-53 215-160-84-106-215-108-215-162-11-76 107 0 171-103 561-64 1122-129 1683-193-322 464-644 927-966 1391z">
                <text:p/>
              </draw:path>
            </draw:g>
            <draw:g>
              <draw:path draw:style-name="gr3" draw:text-style-name="P3" draw:layer="layout" svg:width="0.806cm" svg:height="1.8cm" draw:transform="rotate (0.245044226980004) translate (2.50963706782782cm 1.2739699009246cm)" svg:viewBox="0 0 807 1801" svg:d="M1 60c0-4 28-2 74 9 40 10 30-77 62-68 19 6 32 47 54 53 18 8 31-60 53-53 9 1 28 41 53 53 16 5 38-59 55-53 54 0 0 53 54 53s0-53 54-53 0 53 54 53c53 0 29 40 53 54 40 24 30-10 53 0 26 6-18 22 0 53 6 13 27-13 54 0 20 11-18 40 0 55 30 23 128 57 133 58-263 500-544 1028-807 1527 0-565 0-1178 1-1741z">
                <text:p/>
              </draw:path>
              <draw:custom-shape draw:style-name="gr4" draw:text-style-name="P4" draw:layer="layout" svg:width="0.107cm" svg:height="0.107cm" draw:transform="rotate (0.239110107523223) translate (2.622cm 1.399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0.054cm" svg:height="0.054cm" draw:transform="skewX (-0.0185004900711399) rotate (0.222529479629277) translate (2.844cm 1.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0.109cm" svg:height="0.108cm" draw:transform="skewX (-0.0185004900711399) rotate (0.242426233102012) translate (3.012cm 1.41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0.054cm" svg:height="0.054cm" draw:transform="rotate (0.240855436775217) translate (2.817cm 1.49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path draw:style-name="gr5" draw:text-style-name="P5" draw:layer="layout" svg:width="2.342cm" svg:height="2.445cm" draw:transform="skewX (-0.000349065850398863) rotate (0.245218759905203) translate (1.80237588673566cm 3.236910573264cm)" svg:viewBox="0 0 2343 2446" svg:d="M2001 1473c-1-13-42 57-1 113 163 162 418 485 322 537-109 50-212-292-428-429-131-84-280-125-377-54-62 43-131 242-108 376 31 187 190 390 107 429-19 12-163-117-215-269-66-195-1-446-107-430-61 10 0 270-107 270-109 0-21-99-108-216-87-116-294-170-429-160-82 4-187 41-269 160-107 155-162 376-269 322-69-35 179-326 236-535 19-70 0-89-54-190 330-457 645-940 974-1397 278 491 556 983 833 1473z">
                <text:p/>
              </draw:path>
            </draw:g>
            <draw:g>
              <draw:path draw:style-name="gr6" draw:text-style-name="P6" draw:layer="layout" svg:width="1.682cm" svg:height="1.47cm" draw:transform="skewX (-0.00069813170079775) rotate (0.244171562354007) translate (2.93653990154043cm 2.9800096800854cm)" svg:viewBox="0 0 1683 1471" svg:d="M1683 178c-11 27-10 121-44 170-34 51-104 57-107 107-15 121 82 238 0 312-103 111-405-2-484 119-107 108-64 298-107 431-45 131-93 117-104 154-279-490-558-981-837-1471 561 60 1122 119 1683 178z">
                <text:p/>
              </draw:path>
              <draw:path draw:style-name="gr7" draw:text-style-name="P6" draw:layer="layout" svg:width="0.375cm" svg:height="0.386cm" draw:transform="rotate (0.241029969700417) translate (4.2210249029389cm 3.5722929420169cm)" svg:viewBox="0 0 376 387" svg:d="M54 383c-108-54-54-383 160-383 66 0 162 0 162 107 0 59-93 48-161 114-67 68-105 188-161 162z">
                <text:p/>
              </draw:path>
              <draw:path draw:style-name="gr7" draw:text-style-name="P6" draw:layer="layout" svg:width="0.219cm" svg:height="0.375cm" draw:transform="rotate (0.2460914245312) translate (4.65540260537113cm 3.1719686096582cm)" svg:viewBox="0 0 220 376" svg:d="M59 191c0-54-81-95-53-153 53-116 214 64 214 171-1 61-54 167-107 167-54 0-54-25-54-185z">
                <text:p/>
              </draw:path>
              <draw:path draw:style-name="gr7" draw:text-style-name="P6" draw:layer="layout" svg:width="0.262cm" svg:height="0.236cm" draw:transform="skewX (-0.0130899693899575) rotate (0.245393292830403) translate (4.61703111934141cm 3.685667132223cm)" svg:viewBox="0 0 263 237" svg:d="M70 224c-108-54-105-224 110-224 65 0 120 105 51 171-67 67-106 80-161 53z">
                <text:p/>
              </draw:path>
              <draw:path draw:style-name="gr7" draw:text-style-name="P6" draw:layer="layout" svg:width="0.179cm" svg:height="0.118cm" draw:transform="rotate (0.246440490381599) translate (4.9018582783333cm 3.5009067484236cm)" svg:viewBox="0 0 180 119" svg:d="M34 10c57-31 200 16 125 92-54 54-233-29-125-92z">
                <text:p/>
              </draw:path>
              <draw:custom-shape draw:style-name="gr8" draw:text-style-name="P7" draw:layer="layout" svg:width="0.052cm" svg:height="0.054cm" draw:transform="rotate (0.214850030920502) translate (4.336cm 3.703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7" draw:layer="layout" svg:width="0.054cm" svg:height="0.054cm" draw:transform="skewX (-0.0370009801422798) rotate (0.240855436775217) translate (4.425cm 3.62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7" draw:layer="layout" svg:width="0.072cm" svg:height="0.073cm" draw:transform="skewX (-0.027401669256311) rotate (0.216246294322097) translate (4.395cm 3.2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7" draw:layer="layout" svg:width="0.071cm" svg:height="0.072cm" draw:transform="skewX (0.0139626340159546) rotate (0.257436064669164) translate (4.193cm 3.35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7" draw:layer="layout" svg:width="0.054cm" svg:height="0.055cm" draw:transform="skewX (-0.018151424220741) rotate (0.222529479629277) translate (4.809cm 3.2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7" draw:layer="layout" svg:width="0.054cm" svg:height="0.054cm" draw:transform="rotate (0.240855436775217) translate (4.727cm 3.71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7" draw:layer="layout" svg:width="0.071cm" svg:height="0.073cm" draw:transform="skewX (-0.0410152374218667) rotate (0.229859862487653) translate (4.348cm 3.09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7" draw:layer="layout" svg:width="0.071cm" svg:height="0.074cm" draw:transform="rotate (-0.213279234593708) translate (4.425cm 2.895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path draw:style-name="gr9" draw:text-style-name="P8" draw:layer="layout" svg:width="1.878cm" svg:height="2.369cm" draw:transform="rotate (0.234223185617639) translate (2.43449138618776cm 0.852665813105201cm)" svg:viewBox="0 0 1879 2370" svg:d="M796 689c12 6 46-738 209-686 48 19 45 44-25 325-65 268-44 473 108 538 9-2 158 105 313-6 82-62 165-177 212-271 47-95-1-162 106-163 88 5 59 175-51 323-109 149-302 277-264 325 54 108 177-200 268-56 54 53-107 135-105 216-1 58-31 160-14 234 21 94 127 356 76 518-52 270 254 179 250 287-2 108-194-19-197 97-561-62-1122-125-1682-188 265-497 531-995 796-1493z">
                <text:p/>
              </draw:path>
            </draw:g>
            <draw:g>
              <draw:g>
                <draw:path draw:style-name="gr10" draw:text-style-name="P9" draw:layer="layout" svg:width="1.799cm" svg:height="0.865cm" draw:transform="skewX (-0.0031415926535898) rotate (0.243997029428807) translate (1.02258623945738cm 2.7523565192766cm)" svg:viewBox="0 0 1800 866" svg:d="M116 866c-7 0-63-101-62-154-2-33 60 17 107-1 28-10 108-107 54-162-53-53-218 15-215-52 0-54 36-110 54-162 29-61 54 0 109-54 53-54-68-67-54-107 12-41 21-22 54-54s53-108 90-120c516 227 1031 455 1547 683-561 61-1122 122-1684 183z">
                  <text:p/>
                </draw:path>
              </draw:g>
              <draw:custom-shape draw:style-name="gr4" draw:text-style-name="P4" draw:layer="layout" svg:width="0.053cm" svg:height="0.055cm" draw:transform="skewX (-0.018151424220741) rotate (0.218864288200089) translate (1.104cm 2.9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0.054cm" svg:height="0.054cm" draw:transform="rotate (0.240855436775217) translate (1.244cm 3.29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0.108cm" svg:height="0.108cm" draw:transform="skewX (-0.00925024503556998) rotate (0.249931148885588) translate (1.025cm 3.31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0" draw:layer="layout" svg:width="0.108cm" svg:height="0.107cm" draw:transform="skewX (-0.00942477796076938) rotate (0.240855436775217) translate (2.538cm 4.5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0" draw:layer="layout" svg:width="0.109cm" svg:height="0.107cm" draw:transform="skewX (-0.0186750229963393) rotate (0.242426233102012) translate (2.791cm 4.373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0" draw:layer="layout" svg:width="0.109cm" svg:height="0.107cm" draw:transform="rotate (0.260577657322753) translate (3.112cm 4.48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12" draw:text-style-name="P11" draw:layer="layout" svg:width="1.314cm" svg:height="1.314cm" draw:transform="skewX (0.00157079632679496) rotate (0.282917871748281) translate (2.197cm 2.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path draw:style-name="gr13" draw:text-style-name="P12" draw:layer="layout" svg:width="2.187cm" svg:height="2.344cm" svg:x="1.818cm" svg:y="1.784cm" svg:viewBox="0 0 2188 2345" svg:d="M2188 1168c0 175-25 335-76 481-51 145-124 269-220 372s-211 183-345 239c-134 57-284 85-451 85-163 0-312-28-446-85-134-56-249-136-345-239s-171-227-225-372c-53-146-80-306-80-481s28-334 83-478 131-267 228-368c97-102 213-181 347-237 134-57 280-85 438-85 161 0 309 28 443 85 134 56 249 135 345 237 96 101 170 224 224 368s80 303 80 478zM1545 1168c0-194-39-347-116-459-78-111-189-167-333-167s-255 56-334 167c-79 112-119 265-119 459 0 195 40 349 119 464 79 114 190 171 334 171s255-57 333-171c77-115 116-269 116-464z">
          <text:p/>
        </draw:path>
        <draw:path draw:style-name="gr14" draw:text-style-name="P13" draw:layer="layout" svg:width="2.005cm" svg:height="2.149cm" svg:x="1.912cm" svg:y="1.88cm" svg:viewBox="0 0 2006 2150" svg:d="M2006 1071c0 161-23 307-69 441-47 133-114 247-202 341-88 95-194 168-316 219-123 52-261 78-414 78-150 0-286-26-409-78-123-51-229-124-317-219-88-94-156-208-205-341-49-134-74-280-74-441 0-160 25-306 76-438 50-132 120-245 209-338 90-93 196-166 319-217 122-52 256-78 401-78 148 0 283 26 406 78 123 51 228 124 316 217s157 206 206 338 73 278 73 438zM1417 1071c0-178-36-319-107-421s-173-153-305-153-234 51-306 153c-73 102-109 243-109 421 0 179 36 320 109 425 72 105 174 157 306 157s234-52 305-157 107-246 107-425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5.5cm" fo:page-height="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4-06T13:09:44.410008127</dc:date>
    <meta:editing-duration>PT3H8M9S</meta:editing-duration>
    <meta:editing-cycles>49</meta:editing-cycles>
    <meta:generator>LibreOffice/7.1.7.2$Linux_X86_64 LibreOffice_project/10$Build-2</meta:generator>
    <meta:document-statistic meta:object-count="42"/>
  </office:meta>
</office:document-meta>
</file>